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15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>
            <text:p>Host</text:p>
          </table:table-cell>
          <table:table-cell table:number-columns-repeated="10"/>
          <table:table-cell table:style-name="ce1" office:value-type="string">
            <text:p>avg</text:p>
          </table:table-cell>
          <table:table-cell table:style-name="ce1" office:value-type="string">
            <text:p>avg in sec</text:p>
          </table:table-cell>
          <table:table-cell>
            <draw:frame table:end-cell-address="Arkusz1.Y33" table:end-x="1.616cm" table:end-y="0.186cm" draw:z-index="0" draw:style-name="gr1" draw:text-style-name="P1" svg:width="22.72cm" svg:height="12.513cm" svg:x="1.478cm" svg:y="0.319cm">
              <draw:object draw:notify-on-update-of-ranges="Arkusz1.B6:Arkusz1.B12 Arkusz1.B5:Arkusz1.B5 Arkusz1.N6:Arkusz1.N12 Arkusz1.B20:Arkusz1.B20 Arkusz1.N21:Arkusz1.N27 Arkusz1.B33:Arkusz1.B33 Arkusz1.N34:Arkusz1.N4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7" office:value-type="float" office:value="3">
            <text:p>3</text:p>
          </table:table-cell>
          <table:table-cell table:formula="of:=AVERAGE([.C6:.L6])" office:value-type="float" office:value="4.4">
            <text:p>4,4</text:p>
          </table:table-cell>
          <table:table-cell table:formula="of:=[.M6]*0.000001" office:value-type="float" office:value="0.0000044">
            <text:p>0,0000044</text:p>
          </table:table-cell>
          <table:table-cell/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7" office:value-type="float" office:value="23">
            <text:p>23</text:p>
          </table:table-cell>
          <table:table-cell office:value-type="float" office:value="22">
            <text:p>22</text:p>
          </table:table-cell>
          <table:table-cell table:formula="of:=AVERAGE([.C7:.L7])" office:value-type="float" office:value="22.8">
            <text:p>22,8</text:p>
          </table:table-cell>
          <table:table-cell table:formula="of:=[.M7]*0.000001" office:value-type="float" office:value="0.0000228">
            <text:p>0,0000228</text:p>
          </table:table-cell>
          <table:table-cell/>
        </table:table-row>
        <table:table-row table:style-name="ro1">
          <table:table-cell/>
          <table:table-cell office:value-type="float" office:value="100000">
            <text:p>100000</text:p>
          </table:table-cell>
          <table:table-cell table:number-columns-repeated="3" office:value-type="float" office:value="219">
            <text:p>219</text:p>
          </table:table-cell>
          <table:table-cell office:value-type="float" office:value="225">
            <text:p>225</text:p>
          </table:table-cell>
          <table:table-cell table:number-columns-repeated="2" office:value-type="float" office:value="219">
            <text:p>219</text:p>
          </table:table-cell>
          <table:table-cell office:value-type="float" office:value="225">
            <text:p>225</text:p>
          </table:table-cell>
          <table:table-cell table:number-columns-repeated="3" office:value-type="float" office:value="219">
            <text:p>219</text:p>
          </table:table-cell>
          <table:table-cell table:formula="of:=AVERAGE([.C8:.L8])" office:value-type="float" office:value="220.2">
            <text:p>220,2</text:p>
          </table:table-cell>
          <table:table-cell table:formula="of:=[.M8]*0.000001" office:value-type="float" office:value="0.0002202">
            <text:p>0,0002202</text:p>
          </table:table-cell>
          <table:table-cell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2194">
            <text:p>2194</text:p>
          </table:table-cell>
          <table:table-cell office:value-type="float" office:value="2202">
            <text:p>2202</text:p>
          </table:table-cell>
          <table:table-cell office:value-type="float" office:value="2198">
            <text:p>2198</text:p>
          </table:table-cell>
          <table:table-cell office:value-type="float" office:value="2209">
            <text:p>2209</text:p>
          </table:table-cell>
          <table:table-cell table:number-columns-repeated="2" office:value-type="float" office:value="2196">
            <text:p>2196</text:p>
          </table:table-cell>
          <table:table-cell office:value-type="float" office:value="2195">
            <text:p>2195</text:p>
          </table:table-cell>
          <table:table-cell office:value-type="float" office:value="2204">
            <text:p>2204</text:p>
          </table:table-cell>
          <table:table-cell office:value-type="float" office:value="2192">
            <text:p>2192</text:p>
          </table:table-cell>
          <table:table-cell office:value-type="float" office:value="2202">
            <text:p>2202</text:p>
          </table:table-cell>
          <table:table-cell table:formula="of:=AVERAGE([.C9:.L9])" office:value-type="float" office:value="2198.8">
            <text:p>2198,8</text:p>
          </table:table-cell>
          <table:table-cell table:formula="of:=[.M9]*0.000001" office:value-type="float" office:value="0.0021988">
            <text:p>0,0021988</text:p>
          </table:table-cell>
          <table:table-cell/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office:value-type="float" office:value="22090">
            <text:p>22090</text:p>
          </table:table-cell>
          <table:table-cell office:value-type="float" office:value="22110">
            <text:p>22110</text:p>
          </table:table-cell>
          <table:table-cell office:value-type="float" office:value="22087">
            <text:p>22087</text:p>
          </table:table-cell>
          <table:table-cell office:value-type="float" office:value="18869">
            <text:p>18869</text:p>
          </table:table-cell>
          <table:table-cell office:value-type="float" office:value="18913">
            <text:p>18913</text:p>
          </table:table-cell>
          <table:table-cell office:value-type="float" office:value="18836">
            <text:p>18836</text:p>
          </table:table-cell>
          <table:table-cell office:value-type="float" office:value="18828">
            <text:p>18828</text:p>
          </table:table-cell>
          <table:table-cell office:value-type="float" office:value="18766">
            <text:p>18766</text:p>
          </table:table-cell>
          <table:table-cell office:value-type="float" office:value="18807">
            <text:p>18807</text:p>
          </table:table-cell>
          <table:table-cell office:value-type="float" office:value="18802">
            <text:p>18802</text:p>
          </table:table-cell>
          <table:table-cell table:formula="of:=AVERAGE([.C10:.L10])" office:value-type="float" office:value="19810.8">
            <text:p>19810,8</text:p>
          </table:table-cell>
          <table:table-cell table:formula="of:=[.M10]*0.000001" office:value-type="float" office:value="0.0198108">
            <text:p>0,0198108</text:p>
          </table:table-cell>
          <table:table-cell/>
        </table:table-row>
        <table:table-row table:style-name="ro1">
          <table:table-cell/>
          <table:table-cell office:value-type="float" office:value="100000000">
            <text:p>100000000</text:p>
          </table:table-cell>
          <table:table-cell office:value-type="float" office:value="188039">
            <text:p>188039</text:p>
          </table:table-cell>
          <table:table-cell office:value-type="float" office:value="188073">
            <text:p>188073</text:p>
          </table:table-cell>
          <table:table-cell office:value-type="float" office:value="188013">
            <text:p>188013</text:p>
          </table:table-cell>
          <table:table-cell office:value-type="float" office:value="188118">
            <text:p>188118</text:p>
          </table:table-cell>
          <table:table-cell office:value-type="float" office:value="188121">
            <text:p>188121</text:p>
          </table:table-cell>
          <table:table-cell office:value-type="float" office:value="187966">
            <text:p>187966</text:p>
          </table:table-cell>
          <table:table-cell office:value-type="float" office:value="188102">
            <text:p>188102</text:p>
          </table:table-cell>
          <table:table-cell office:value-type="float" office:value="197534">
            <text:p>197534</text:p>
          </table:table-cell>
          <table:table-cell office:value-type="float" office:value="197401">
            <text:p>197401</text:p>
          </table:table-cell>
          <table:table-cell office:value-type="float" office:value="188048">
            <text:p>188048</text:p>
          </table:table-cell>
          <table:table-cell table:formula="of:=AVERAGE([.C11:.L11])" office:value-type="float" office:value="189941.5">
            <text:p>189941,5</text:p>
          </table:table-cell>
          <table:table-cell table:formula="of:=[.M11]*0.000001" office:value-type="float" office:value="0.1899415">
            <text:p>0,1899415</text:p>
          </table:table-cell>
          <table:table-cell/>
        </table:table-row>
        <table:table-row table:style-name="ro1">
          <table:table-cell/>
          <table:table-cell office:value-type="float" office:value="1000000000">
            <text:p>1000000000</text:p>
          </table:table-cell>
          <table:table-cell office:value-type="float" office:value="1877888">
            <text:p>1877888</text:p>
          </table:table-cell>
          <table:table-cell office:value-type="float" office:value="1877876">
            <text:p>1877876</text:p>
          </table:table-cell>
          <table:table-cell office:value-type="float" office:value="1878154">
            <text:p>1878154</text:p>
          </table:table-cell>
          <table:table-cell office:value-type="float" office:value="1926782">
            <text:p>1926782</text:p>
          </table:table-cell>
          <table:table-cell office:value-type="float" office:value="1878495">
            <text:p>1878495</text:p>
          </table:table-cell>
          <table:table-cell office:value-type="float" office:value="1971281">
            <text:p>1971281</text:p>
          </table:table-cell>
          <table:table-cell office:value-type="float" office:value="1925962">
            <text:p>1925962</text:p>
          </table:table-cell>
          <table:table-cell office:value-type="float" office:value="1921471">
            <text:p>1921471</text:p>
          </table:table-cell>
          <table:table-cell office:value-type="float" office:value="1887837">
            <text:p>1887837</text:p>
          </table:table-cell>
          <table:table-cell office:value-type="float" office:value="1979446">
            <text:p>1979446</text:p>
          </table:table-cell>
          <table:table-cell table:formula="of:=AVERAGE([.C12:.L12])" office:value-type="float" office:value="1912519.2">
            <text:p>1912519,2</text:p>
          </table:table-cell>
          <table:table-cell table:formula="of:=[.M12]*0.000001" office:value-type="float" office:value="1.9125192">
            <text:p>1,9125192</text:p>
          </table:table-cell>
          <table:table-cell/>
        </table:table-row>
        <table:table-row table:style-name="ro1" table:number-rows-repeated="7">
          <table:table-cell table:number-columns-repeated="15"/>
        </table:table-row>
        <table:table-row table:style-name="ro1">
          <table:table-cell/>
          <table:table-cell office:value-type="string">
            <text:p>Simple-kernel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1392">
            <text:p>1392</text:p>
          </table:table-cell>
          <table:table-cell office:value-type="float" office:value="411">
            <text:p>411</text:p>
          </table:table-cell>
          <table:table-cell office:value-type="float" office:value="419">
            <text:p>419</text:p>
          </table:table-cell>
          <table:table-cell office:value-type="float" office:value="1274">
            <text:p>1274</text:p>
          </table:table-cell>
          <table:table-cell office:value-type="float" office:value="1222">
            <text:p>1222</text:p>
          </table:table-cell>
          <table:table-cell office:value-type="float" office:value="1127">
            <text:p>1127</text:p>
          </table:table-cell>
          <table:table-cell office:value-type="float" office:value="1173">
            <text:p>1173</text:p>
          </table:table-cell>
          <table:table-cell office:value-type="float" office:value="1106">
            <text:p>1106</text:p>
          </table:table-cell>
          <table:table-cell office:value-type="float" office:value="1077">
            <text:p>1077</text:p>
          </table:table-cell>
          <table:table-cell office:value-type="float" office:value="1039">
            <text:p>1039</text:p>
          </table:table-cell>
          <table:table-cell table:formula="of:=AVERAGE([.C21:.L21])" office:value-type="float" office:value="1024">
            <text:p>1024</text:p>
          </table:table-cell>
          <table:table-cell table:formula="of:=[.M21]*0.000001" office:value-type="float" office:value="0.001024">
            <text:p>0,001024</text:p>
          </table:table-cell>
          <table:table-cell/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441">
            <text:p>441</text:p>
          </table:table-cell>
          <table:table-cell office:value-type="float" office:value="440">
            <text:p>440</text:p>
          </table:table-cell>
          <table:table-cell office:value-type="float" office:value="438">
            <text:p>438</text:p>
          </table:table-cell>
          <table:table-cell office:value-type="float" office:value="449">
            <text:p>449</text:p>
          </table:table-cell>
          <table:table-cell office:value-type="float" office:value="439">
            <text:p>439</text:p>
          </table:table-cell>
          <table:table-cell office:value-type="float" office:value="1031">
            <text:p>1031</text:p>
          </table:table-cell>
          <table:table-cell office:value-type="float" office:value="427">
            <text:p>427</text:p>
          </table:table-cell>
          <table:table-cell office:value-type="float" office:value="447">
            <text:p>447</text:p>
          </table:table-cell>
          <table:table-cell office:value-type="float" office:value="1020">
            <text:p>1020</text:p>
          </table:table-cell>
          <table:table-cell office:value-type="float" office:value="444">
            <text:p>444</text:p>
          </table:table-cell>
          <table:table-cell table:formula="of:=AVERAGE([.C22:.L22])" office:value-type="float" office:value="557.6">
            <text:p>557,6</text:p>
          </table:table-cell>
          <table:table-cell table:formula="of:=[.M22]*0.000001" office:value-type="float" office:value="0.0005576">
            <text:p>0,0005576</text:p>
          </table:table-cell>
          <table:table-cell/>
        </table:table-row>
        <table:table-row table:style-name="ro1">
          <table:table-cell/>
          <table:table-cell office:value-type="float" office:value="100000">
            <text:p>100000</text:p>
          </table:table-cell>
          <table:table-cell office:value-type="float" office:value="1056">
            <text:p>1056</text:p>
          </table:table-cell>
          <table:table-cell office:value-type="float" office:value="1058">
            <text:p>1058</text:p>
          </table:table-cell>
          <table:table-cell office:value-type="float" office:value="1033">
            <text:p>1033</text:p>
          </table:table-cell>
          <table:table-cell office:value-type="float" office:value="1023">
            <text:p>1023</text:p>
          </table:table-cell>
          <table:table-cell office:value-type="float" office:value="1049">
            <text:p>1049</text:p>
          </table:table-cell>
          <table:table-cell office:value-type="float" office:value="1032">
            <text:p>1032</text:p>
          </table:table-cell>
          <table:table-cell office:value-type="float" office:value="1030">
            <text:p>1030</text:p>
          </table:table-cell>
          <table:table-cell office:value-type="float" office:value="1051">
            <text:p>1051</text:p>
          </table:table-cell>
          <table:table-cell office:value-type="float" office:value="1039">
            <text:p>1039</text:p>
          </table:table-cell>
          <table:table-cell office:value-type="float" office:value="996">
            <text:p>996</text:p>
          </table:table-cell>
          <table:table-cell table:formula="of:=AVERAGE([.C23:.L23])" office:value-type="float" office:value="1036.7">
            <text:p>1036,7</text:p>
          </table:table-cell>
          <table:table-cell table:formula="of:=[.M23]*0.000001" office:value-type="float" office:value="0.0010367">
            <text:p>0,0010367</text:p>
          </table:table-cell>
          <table:table-cell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1401">
            <text:p>1401</text:p>
          </table:table-cell>
          <table:table-cell office:value-type="float" office:value="1652">
            <text:p>1652</text:p>
          </table:table-cell>
          <table:table-cell office:value-type="float" office:value="1606">
            <text:p>1606</text:p>
          </table:table-cell>
          <table:table-cell office:value-type="float" office:value="1414">
            <text:p>1414</text:p>
          </table:table-cell>
          <table:table-cell office:value-type="float" office:value="1366">
            <text:p>1366</text:p>
          </table:table-cell>
          <table:table-cell table:number-columns-repeated="2" office:value-type="float" office:value="1333">
            <text:p>1333</text:p>
          </table:table-cell>
          <table:table-cell office:value-type="float" office:value="1274">
            <text:p>1274</text:p>
          </table:table-cell>
          <table:table-cell office:value-type="float" office:value="1432">
            <text:p>1432</text:p>
          </table:table-cell>
          <table:table-cell office:value-type="float" office:value="1703">
            <text:p>1703</text:p>
          </table:table-cell>
          <table:table-cell table:formula="of:=AVERAGE([.C24:.L24])" office:value-type="float" office:value="1451.4">
            <text:p>1451,4</text:p>
          </table:table-cell>
          <table:table-cell table:formula="of:=[.M24]*0.000001" office:value-type="float" office:value="0.0014514">
            <text:p>0,0014514</text:p>
          </table:table-cell>
          <table:table-cell/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office:value-type="float" office:value="4384">
            <text:p>4384</text:p>
          </table:table-cell>
          <table:table-cell office:value-type="float" office:value="4357">
            <text:p>4357</text:p>
          </table:table-cell>
          <table:table-cell office:value-type="float" office:value="4337">
            <text:p>4337</text:p>
          </table:table-cell>
          <table:table-cell office:value-type="float" office:value="4476">
            <text:p>4476</text:p>
          </table:table-cell>
          <table:table-cell office:value-type="float" office:value="4601">
            <text:p>4601</text:p>
          </table:table-cell>
          <table:table-cell office:value-type="float" office:value="4704">
            <text:p>4704</text:p>
          </table:table-cell>
          <table:table-cell office:value-type="float" office:value="4642">
            <text:p>4642</text:p>
          </table:table-cell>
          <table:table-cell office:value-type="float" office:value="4734">
            <text:p>4734</text:p>
          </table:table-cell>
          <table:table-cell office:value-type="float" office:value="4702">
            <text:p>4702</text:p>
          </table:table-cell>
          <table:table-cell office:value-type="float" office:value="4596">
            <text:p>4596</text:p>
          </table:table-cell>
          <table:table-cell table:formula="of:=AVERAGE([.C25:.L25])" office:value-type="float" office:value="4553.3">
            <text:p>4553,3</text:p>
          </table:table-cell>
          <table:table-cell table:formula="of:=[.M25]*0.000001" office:value-type="float" office:value="0.0045533">
            <text:p>0,0045533</text:p>
          </table:table-cell>
          <table:table-cell/>
        </table:table-row>
        <table:table-row table:style-name="ro1">
          <table:table-cell/>
          <table:table-cell office:value-type="float" office:value="100000000">
            <text:p>100000000</text:p>
          </table:table-cell>
          <table:table-cell office:value-type="float" office:value="34736">
            <text:p>34736</text:p>
          </table:table-cell>
          <table:table-cell office:value-type="float" office:value="35135">
            <text:p>35135</text:p>
          </table:table-cell>
          <table:table-cell office:value-type="float" office:value="35302">
            <text:p>35302</text:p>
          </table:table-cell>
          <table:table-cell office:value-type="float" office:value="33743">
            <text:p>33743</text:p>
          </table:table-cell>
          <table:table-cell office:value-type="float" office:value="34543">
            <text:p>34543</text:p>
          </table:table-cell>
          <table:table-cell office:value-type="float" office:value="35052">
            <text:p>35052</text:p>
          </table:table-cell>
          <table:table-cell office:value-type="float" office:value="35171">
            <text:p>35171</text:p>
          </table:table-cell>
          <table:table-cell office:value-type="float" office:value="34310">
            <text:p>34310</text:p>
          </table:table-cell>
          <table:table-cell office:value-type="float" office:value="34515">
            <text:p>34515</text:p>
          </table:table-cell>
          <table:table-cell office:value-type="float" office:value="35244">
            <text:p>35244</text:p>
          </table:table-cell>
          <table:table-cell table:formula="of:=AVERAGE([.C26:.L26])" office:value-type="float" office:value="34775.1">
            <text:p>34775,1</text:p>
          </table:table-cell>
          <table:table-cell table:formula="of:=[.M26]*0.000001" office:value-type="float" office:value="0.0347751">
            <text:p>0,0347751</text:p>
          </table:table-cell>
          <table:table-cell/>
        </table:table-row>
        <table:table-row table:style-name="ro1">
          <table:table-cell/>
          <table:table-cell office:value-type="float" office:value="1000000000">
            <text:p>1000000000</text:p>
          </table:table-cell>
          <table:table-cell office:value-type="float" office:value="214854">
            <text:p>214854</text:p>
          </table:table-cell>
          <table:table-cell office:value-type="float" office:value="215178">
            <text:p>215178</text:p>
          </table:table-cell>
          <table:table-cell office:value-type="float" office:value="218606">
            <text:p>218606</text:p>
          </table:table-cell>
          <table:table-cell office:value-type="float" office:value="216922">
            <text:p>216922</text:p>
          </table:table-cell>
          <table:table-cell office:value-type="float" office:value="219300">
            <text:p>219300</text:p>
          </table:table-cell>
          <table:table-cell office:value-type="float" office:value="213052">
            <text:p>213052</text:p>
          </table:table-cell>
          <table:table-cell office:value-type="float" office:value="216419">
            <text:p>216419</text:p>
          </table:table-cell>
          <table:table-cell office:value-type="float" office:value="216698">
            <text:p>216698</text:p>
          </table:table-cell>
          <table:table-cell office:value-type="float" office:value="216090">
            <text:p>216090</text:p>
          </table:table-cell>
          <table:table-cell office:value-type="float" office:value="216518">
            <text:p>216518</text:p>
          </table:table-cell>
          <table:table-cell table:formula="of:=AVERAGE([.C27:.L27])" office:value-type="float" office:value="216363.7">
            <text:p>216363,7</text:p>
          </table:table-cell>
          <table:table-cell table:formula="of:=[.M27]*0.000001" office:value-type="float" office:value="0.2163637">
            <text:p>0,2163637</text:p>
          </table:table-cell>
          <table:table-cell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>
            <text:p>Shared memory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877">
            <text:p>877</text:p>
          </table:table-cell>
          <table:table-cell office:value-type="float" office:value="1161">
            <text:p>1161</text:p>
          </table:table-cell>
          <table:table-cell office:value-type="float" office:value="2077">
            <text:p>2077</text:p>
          </table:table-cell>
          <table:table-cell office:value-type="float" office:value="2070">
            <text:p>2070</text:p>
          </table:table-cell>
          <table:table-cell office:value-type="float" office:value="1994">
            <text:p>1994</text:p>
          </table:table-cell>
          <table:table-cell office:value-type="float" office:value="1981">
            <text:p>1981</text:p>
          </table:table-cell>
          <table:table-cell office:value-type="float" office:value="1949">
            <text:p>1949</text:p>
          </table:table-cell>
          <table:table-cell office:value-type="float" office:value="1904">
            <text:p>1904</text:p>
          </table:table-cell>
          <table:table-cell office:value-type="float" office:value="1909">
            <text:p>1909</text:p>
          </table:table-cell>
          <table:table-cell office:value-type="float" office:value="1819">
            <text:p>1819</text:p>
          </table:table-cell>
          <table:table-cell table:formula="of:=AVERAGE([.C34:.L34])" office:value-type="float" office:value="1774.1">
            <text:p>1774,1</text:p>
          </table:table-cell>
          <table:table-cell table:formula="of:=[.M34]*0.000001" office:value-type="float" office:value="0.0017741">
            <text:p>0,0017741</text:p>
          </table:table-cell>
          <table:table-cell/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839">
            <text:p>839</text:p>
          </table:table-cell>
          <table:table-cell office:value-type="float" office:value="1185">
            <text:p>1185</text:p>
          </table:table-cell>
          <table:table-cell office:value-type="float" office:value="1833">
            <text:p>1833</text:p>
          </table:table-cell>
          <table:table-cell office:value-type="float" office:value="1196">
            <text:p>1196</text:p>
          </table:table-cell>
          <table:table-cell office:value-type="float" office:value="1194">
            <text:p>1194</text:p>
          </table:table-cell>
          <table:table-cell office:value-type="float" office:value="1191">
            <text:p>1191</text:p>
          </table:table-cell>
          <table:table-cell office:value-type="float" office:value="1189">
            <text:p>1189</text:p>
          </table:table-cell>
          <table:table-cell office:value-type="float" office:value="1184">
            <text:p>1184</text:p>
          </table:table-cell>
          <table:table-cell office:value-type="float" office:value="1190">
            <text:p>1190</text:p>
          </table:table-cell>
          <table:table-cell office:value-type="float" office:value="1192">
            <text:p>1192</text:p>
          </table:table-cell>
          <table:table-cell table:formula="of:=AVERAGE([.C35:.L35])" office:value-type="float" office:value="1219.3">
            <text:p>1219,3</text:p>
          </table:table-cell>
          <table:table-cell table:formula="of:=[.M35]*0.000001" office:value-type="float" office:value="0.0012193">
            <text:p>0,0012193</text:p>
          </table:table-cell>
          <table:table-cell/>
        </table:table-row>
        <table:table-row table:style-name="ro1">
          <table:table-cell/>
          <table:table-cell office:value-type="float" office:value="100000">
            <text:p>100000</text:p>
          </table:table-cell>
          <table:table-cell office:value-type="float" office:value="1232">
            <text:p>1232</text:p>
          </table:table-cell>
          <table:table-cell office:value-type="float" office:value="1829">
            <text:p>1829</text:p>
          </table:table-cell>
          <table:table-cell office:value-type="float" office:value="1831">
            <text:p>1831</text:p>
          </table:table-cell>
          <table:table-cell office:value-type="float" office:value="1822">
            <text:p>1822</text:p>
          </table:table-cell>
          <table:table-cell office:value-type="float" office:value="1817">
            <text:p>1817</text:p>
          </table:table-cell>
          <table:table-cell office:value-type="float" office:value="1806">
            <text:p>1806</text:p>
          </table:table-cell>
          <table:table-cell office:value-type="float" office:value="1802">
            <text:p>1802</text:p>
          </table:table-cell>
          <table:table-cell office:value-type="float" office:value="1820">
            <text:p>1820</text:p>
          </table:table-cell>
          <table:table-cell office:value-type="float" office:value="1799">
            <text:p>1799</text:p>
          </table:table-cell>
          <table:table-cell office:value-type="float" office:value="1791">
            <text:p>1791</text:p>
          </table:table-cell>
          <table:table-cell table:formula="of:=AVERAGE([.C36:.L36])" office:value-type="float" office:value="1754.9">
            <text:p>1754,9</text:p>
          </table:table-cell>
          <table:table-cell table:formula="of:=[.M36]*0.000001" office:value-type="float" office:value="0.0017549">
            <text:p>0,0017549</text:p>
          </table:table-cell>
          <table:table-cell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1315">
            <text:p>1315</text:p>
          </table:table-cell>
          <table:table-cell office:value-type="float" office:value="2173">
            <text:p>2173</text:p>
          </table:table-cell>
          <table:table-cell office:value-type="float" office:value="2443">
            <text:p>2443</text:p>
          </table:table-cell>
          <table:table-cell office:value-type="float" office:value="2204">
            <text:p>2204</text:p>
          </table:table-cell>
          <table:table-cell office:value-type="float" office:value="2078">
            <text:p>2078</text:p>
          </table:table-cell>
          <table:table-cell office:value-type="float" office:value="2061">
            <text:p>2061</text:p>
          </table:table-cell>
          <table:table-cell office:value-type="float" office:value="2023">
            <text:p>2023</text:p>
          </table:table-cell>
          <table:table-cell office:value-type="float" office:value="1972">
            <text:p>1972</text:p>
          </table:table-cell>
          <table:table-cell office:value-type="float" office:value="2070">
            <text:p>2070</text:p>
          </table:table-cell>
          <table:table-cell office:value-type="float" office:value="2332">
            <text:p>2332</text:p>
          </table:table-cell>
          <table:table-cell table:formula="of:=AVERAGE([.C37:.L37])" office:value-type="float" office:value="2067.1">
            <text:p>2067,1</text:p>
          </table:table-cell>
          <table:table-cell table:formula="of:=[.M37]*0.000001" office:value-type="float" office:value="0.0020671">
            <text:p>0,0020671</text:p>
          </table:table-cell>
          <table:table-cell>
            <draw:frame table:end-cell-address="Arkusz1.Y64" table:end-x="1.7cm" table:end-y="0.053cm" draw:z-index="1" draw:style-name="gr1" draw:text-style-name="P1" svg:width="22.887cm" svg:height="12.034cm" svg:x="1.395cm" svg:y="0.213cm">
              <draw:object draw:notify-on-update-of-ranges="Arkusz1.P30:Arkusz1.P30 Arkusz1.B6:Arkusz1.B12 Arkusz1.B5:Arkusz1.B5 Arkusz1.N6:Arkusz1.N12 Arkusz1.B20:Arkusz1.B20 Arkusz1.N21:Arkusz1.N27 Arkusz1.B33:Arkusz1.B33 Arkusz1.N34:Arkusz1.N4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office:value-type="float" office:value="1897">
            <text:p>1897</text:p>
          </table:table-cell>
          <table:table-cell office:value-type="float" office:value="4196">
            <text:p>4196</text:p>
          </table:table-cell>
          <table:table-cell office:value-type="float" office:value="4104">
            <text:p>4104</text:p>
          </table:table-cell>
          <table:table-cell office:value-type="float" office:value="4403">
            <text:p>4403</text:p>
          </table:table-cell>
          <table:table-cell office:value-type="float" office:value="4400">
            <text:p>4400</text:p>
          </table:table-cell>
          <table:table-cell office:value-type="float" office:value="4489">
            <text:p>4489</text:p>
          </table:table-cell>
          <table:table-cell office:value-type="float" office:value="4408">
            <text:p>4408</text:p>
          </table:table-cell>
          <table:table-cell office:value-type="float" office:value="4493">
            <text:p>4493</text:p>
          </table:table-cell>
          <table:table-cell office:value-type="float" office:value="4446">
            <text:p>4446</text:p>
          </table:table-cell>
          <table:table-cell office:value-type="float" office:value="4358">
            <text:p>4358</text:p>
          </table:table-cell>
          <table:table-cell table:formula="of:=AVERAGE([.C38:.L38])" office:value-type="float" office:value="4119.4">
            <text:p>4119,4</text:p>
          </table:table-cell>
          <table:table-cell table:formula="of:=[.M38]*0.000001" office:value-type="float" office:value="0.0041194">
            <text:p>0,0041194</text:p>
          </table:table-cell>
          <table:table-cell/>
        </table:table-row>
        <table:table-row table:style-name="ro1">
          <table:table-cell/>
          <table:table-cell office:value-type="float" office:value="100000000">
            <text:p>100000000</text:p>
          </table:table-cell>
          <table:table-cell office:value-type="float" office:value="15117">
            <text:p>15117</text:p>
          </table:table-cell>
          <table:table-cell office:value-type="float" office:value="28751">
            <text:p>28751</text:p>
          </table:table-cell>
          <table:table-cell office:value-type="float" office:value="28378">
            <text:p>28378</text:p>
          </table:table-cell>
          <table:table-cell office:value-type="float" office:value="28762">
            <text:p>28762</text:p>
          </table:table-cell>
          <table:table-cell office:value-type="float" office:value="28455">
            <text:p>28455</text:p>
          </table:table-cell>
          <table:table-cell office:value-type="float" office:value="28638">
            <text:p>28638</text:p>
          </table:table-cell>
          <table:table-cell office:value-type="float" office:value="28430">
            <text:p>28430</text:p>
          </table:table-cell>
          <table:table-cell office:value-type="float" office:value="27616">
            <text:p>27616</text:p>
          </table:table-cell>
          <table:table-cell office:value-type="float" office:value="27705">
            <text:p>27705</text:p>
          </table:table-cell>
          <table:table-cell office:value-type="float" office:value="28505">
            <text:p>28505</text:p>
          </table:table-cell>
          <table:table-cell table:formula="of:=AVERAGE([.C39:.L39])" office:value-type="float" office:value="27035.7">
            <text:p>27035,7</text:p>
          </table:table-cell>
          <table:table-cell table:formula="of:=[.M39]*0.000001" office:value-type="float" office:value="0.0270357">
            <text:p>0,0270357</text:p>
          </table:table-cell>
          <table:table-cell/>
        </table:table-row>
        <table:table-row table:style-name="ro1">
          <table:table-cell/>
          <table:table-cell office:value-type="float" office:value="1000000000">
            <text:p>1000000000</text:p>
          </table:table-cell>
          <table:table-cell office:value-type="float" office:value="146510">
            <text:p>146510</text:p>
          </table:table-cell>
          <table:table-cell office:value-type="float" office:value="152451">
            <text:p>152451</text:p>
          </table:table-cell>
          <table:table-cell office:value-type="float" office:value="151254">
            <text:p>151254</text:p>
          </table:table-cell>
          <table:table-cell office:value-type="float" office:value="150580">
            <text:p>150580</text:p>
          </table:table-cell>
          <table:table-cell office:value-type="float" office:value="151944">
            <text:p>151944</text:p>
          </table:table-cell>
          <table:table-cell office:value-type="float" office:value="154236">
            <text:p>154236</text:p>
          </table:table-cell>
          <table:table-cell office:value-type="float" office:value="150022">
            <text:p>150022</text:p>
          </table:table-cell>
          <table:table-cell office:value-type="float" office:value="150840">
            <text:p>150840</text:p>
          </table:table-cell>
          <table:table-cell office:value-type="float" office:value="156164">
            <text:p>156164</text:p>
          </table:table-cell>
          <table:table-cell office:value-type="float" office:value="149892">
            <text:p>149892</text:p>
          </table:table-cell>
          <table:table-cell table:formula="of:=AVERAGE([.C40:.L40])" office:value-type="float" office:value="151389.3">
            <text:p>151389,3</text:p>
          </table:table-cell>
          <table:table-cell table:formula="of:=[.M40]*0.000001" office:value-type="float" office:value="0.1513893">
            <text:p>0,1513893</text:p>
          </table:table-cell>
          <table:table-cell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formula="of:=([.N21]/[.N34] - 1) * 100" office:value-type="float" office:value="-42.2805929767206">
            <text:p>-42,28059297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00">
            <text:p>10000</text:p>
          </table:table-cell>
          <table:table-cell table:formula="of:=([.N22]/[.N35] - 1) * 100" office:value-type="float" office:value="-54.2688427786435">
            <text:p>-54,26884277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000">
            <text:p>100000</text:p>
          </table:table-cell>
          <table:table-cell table:formula="of:=([.N23]/[.N36] - 1) * 100" office:value-type="float" office:value="-40.9254088552054">
            <text:p>-40,92540885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formula="of:=([.N24]/[.N37] - 1) * 100" office:value-type="float" office:value="-29.7856900972377">
            <text:p>-29,78569009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table:formula="of:=([.N25]/[.N38] - 1) * 100" office:value-type="float" office:value="10.5330873428169">
            <text:p>10,53308734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000000">
            <text:p>100000000</text:p>
          </table:table-cell>
          <table:table-cell table:formula="of:=([.N26]/[.N39] - 1) * 100" office:value-type="float" office:value="28.6265937260733">
            <text:p>28,62659372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0000000">
            <text:p>1000000000</text:p>
          </table:table-cell>
          <table:table-cell table:formula="of:=([.N27]/[.N40] - 1) * 100" office:value-type="float" office:value="42.918753174762">
            <text:p>42,9187531748</text:p>
          </table:table-cell>
          <table:table-cell table:number-columns-repeated="12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5">15.05.2020</text:date>, <text:time>19:42:0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9:20:03.07</meta:creation-date>
    <dc:date>2020-05-15T19:42:01.44</dc:date>
    <meta:editing-duration>PT18M26S</meta:editing-duration>
    <meta:editing-cycles>6</meta:editing-cycles>
    <meta:generator>OpenOffice/4.1.5$Win32 OpenOffice.org_project/415m1$Build-9789</meta:generator>
    <meta:document-statistic meta:table-count="3" meta:cell-count="2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721cm" svg:height="12.514cm" xlink:href=".." xlink:type="simple" chart:class="chart:line" chart:style-name="ch1">
        <chart:title svg:x="9.583cm" svg:y="0.386cm" chart:style-name="ch2">
          <text:p>Histogram pattern</text:p>
        </chart:title>
        <chart:subtitle svg:x="9.768cm" svg:y="1.415cm" chart:style-name="ch3">
          <text:p>Time of execution</text:p>
        </chart:subtitle>
        <chart:legend chart:legend-position="end" svg:x="18.943cm" svg:y="5.421cm" style:legend-expansion="high" chart:style-name="ch4"/>
        <chart:plot-area chart:style-name="ch5" table:cell-range-address="Arkusz1.B5:Arkusz1.B12 Arkusz1.N6:Arkusz1.N12 Arkusz1.B20:Arkusz1.B20 Arkusz1.N21:Arkusz1.N27 Arkusz1.B33:Arkusz1.B33 Arkusz1.N34:Arkusz1.N40" chart:data-source-has-labels="both" svg:x="1.492cm" svg:y="2.598cm" svg:width="16.543cm" svg:height="8.658cm">
          <chartooo:coordinate-region svg:x="2.219cm" svg:y="2.81cm" svg:width="14.888cm" svg:height="7.773cm"/>
          <chart:axis chart:dimension="x" chart:name="primary-x" chart:style-name="ch6" chartooo:axis-type="auto">
            <chartooo:date-scale/>
            <chart:title svg:x="8.978cm" svg:y="11.507cm" chart:style-name="ch7">
              <text:p> elements</text:p>
            </chart:title>
            <chart:categories table:cell-range-address="Arkusz1.B6:Arkusz1.B12"/>
          </chart:axis>
          <chart:axis chart:dimension="y" chart:name="primary-y" chart:style-name="ch6">
            <chart:title svg:x="0.451cm" svg:y="7.513cm" chart:style-name="ch8">
              <text:p>time [s]</text:p>
            </chart:title>
            <chart:grid chart:style-name="ch9" chart:class="major"/>
          </chart:axis>
          <chart:series chart:style-name="ch10" chart:values-cell-range-address="Arkusz1.N6:Arkusz1.N12" chart:label-cell-address="Arkusz1.B5:Arkusz1.B5" chart:class="chart:line">
            <chart:data-point chart:repeated="7"/>
          </chart:series>
          <chart:series chart:style-name="ch11" chart:values-cell-range-address="Arkusz1.N21:Arkusz1.N27" chart:label-cell-address="Arkusz1.B20:Arkusz1.B20" chart:class="chart:line">
            <chart:data-point chart:repeated="7"/>
          </chart:series>
          <chart:series chart:style-name="ch12" chart:values-cell-range-address="Arkusz1.N34:Arkusz1.N40" chart:label-cell-address="Arkusz1.B33:Arkusz1.B33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</text:p>
                <draw:g>
                  <svg:desc>Arkusz1.B5:Arkusz1.B5</svg:desc>
                </draw:g>
              </table:table-cell>
              <table:table-cell office:value-type="string">
                <text:p>Simple-kernel</text:p>
                <draw:g>
                  <svg:desc>Arkusz1.B20:Arkusz1.B20</svg:desc>
                </draw:g>
              </table:table-cell>
              <table:table-cell office:value-type="string">
                <text:p>Shared memory</text:p>
                <draw:g>
                  <svg:desc>Arkusz1.B33:Arkusz1.B3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Arkusz1.B6:Arkusz1.B12</svg:desc>
                </draw:g>
              </table:table-cell>
              <table:table-cell office:value-type="float" office:value="0.0000044">
                <text:p>0.0000044</text:p>
                <draw:g>
                  <svg:desc>Arkusz1.N6:Arkusz1.N12</svg:desc>
                </draw:g>
              </table:table-cell>
              <table:table-cell office:value-type="float" office:value="0.001024">
                <text:p>0.001024</text:p>
                <draw:g>
                  <svg:desc>Arkusz1.N21:Arkusz1.N27</svg:desc>
                </draw:g>
              </table:table-cell>
              <table:table-cell office:value-type="float" office:value="0.0017741">
                <text:p>0.0017741</text:p>
                <draw:g>
                  <svg:desc>Arkusz1.N34:Arkusz1.N40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228">
                <text:p>0.0000228</text:p>
              </table:table-cell>
              <table:table-cell office:value-type="float" office:value="0.0005576">
                <text:p>0.0005576</text:p>
              </table:table-cell>
              <table:table-cell office:value-type="float" office:value="0.0012193">
                <text:p>0.001219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2202">
                <text:p>0.0002202</text:p>
              </table:table-cell>
              <table:table-cell office:value-type="float" office:value="0.0010367">
                <text:p>0.0010367</text:p>
              </table:table-cell>
              <table:table-cell office:value-type="float" office:value="0.0017549">
                <text:p>0.001754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21988">
                <text:p>0.0021988</text:p>
              </table:table-cell>
              <table:table-cell office:value-type="float" office:value="0.0014514">
                <text:p>0.0014514</text:p>
              </table:table-cell>
              <table:table-cell office:value-type="float" office:value="0.0020671">
                <text:p>0.0020671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198108">
                <text:p>0.0198108</text:p>
              </table:table-cell>
              <table:table-cell office:value-type="float" office:value="0.0045533">
                <text:p>0.0045533</text:p>
              </table:table-cell>
              <table:table-cell office:value-type="float" office:value="0.0041194">
                <text:p>0.0041194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0.1899415">
                <text:p>0.1899415</text:p>
              </table:table-cell>
              <table:table-cell office:value-type="float" office:value="0.0347751">
                <text:p>0.0347751</text:p>
              </table:table-cell>
              <table:table-cell office:value-type="float" office:value="0.0270357">
                <text:p>0.0270357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.9125192">
                <text:p>1.9125192</text:p>
              </table:table-cell>
              <table:table-cell office:value-type="float" office:value="0.2163637">
                <text:p>0.2163637</text:p>
              </table:table-cell>
              <table:table-cell office:value-type="float" office:value="0.1513893">
                <text:p>0.15138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88cm" svg:height="12.035cm" xlink:href=".." xlink:type="simple" chart:class="chart:line" chart:style-name="ch1">
        <chart:title svg:x="9.667cm" svg:y="0.376cm" chart:style-name="ch2">
          <text:p>Histogram pattern</text:p>
        </chart:title>
        <chart:subtitle svg:x="9.852cm" svg:y="1.395cm" chart:style-name="ch3">
          <text:p>Time of execution</text:p>
        </chart:subtitle>
        <chart:legend chart:legend-position="end" svg:x="19.11cm" svg:y="5.181cm" style:legend-expansion="high" chart:style-name="ch4"/>
        <chart:plot-area chart:style-name="ch5" table:cell-range-address="Arkusz1.P30:Arkusz1.P30 Arkusz1.B5:Arkusz1.B12 Arkusz1.N6:Arkusz1.N12 Arkusz1.B20:Arkusz1.B20 Arkusz1.N21:Arkusz1.N27 Arkusz1.B33:Arkusz1.B33 Arkusz1.N34:Arkusz1.N40" chart:data-source-has-labels="both" svg:x="1.495cm" svg:y="2.558cm" svg:width="16.701cm" svg:height="8.229cm">
          <chartooo:coordinate-region svg:x="3.148cm" svg:y="2.77cm" svg:width="14.12cm" svg:height="7.344cm"/>
          <chart:axis chart:dimension="x" chart:name="primary-x" chart:style-name="ch6" chartooo:axis-type="auto">
            <chartooo:date-scale/>
            <chart:title svg:x="9.1cm" svg:y="11.028cm" chart:style-name="ch7">
              <text:p>elements</text:p>
            </chart:title>
            <chart:categories table:cell-range-address="Arkusz1.B6:Arkusz1.B12"/>
          </chart:axis>
          <chart:axis chart:dimension="y" chart:name="primary-y" chart:style-name="ch8">
            <chart:title svg:x="0.451cm" svg:y="7.258cm" chart:style-name="ch9">
              <text:p>time [s]</text:p>
            </chart:title>
            <chart:grid chart:style-name="ch10" chart:class="major"/>
          </chart:axis>
          <chart:series chart:style-name="ch11" chart:values-cell-range-address="Arkusz1.N6:Arkusz1.N12" chart:label-cell-address="Arkusz1.B5:Arkusz1.B5" chart:class="chart:line">
            <chart:data-point chart:repeated="7"/>
          </chart:series>
          <chart:series chart:style-name="ch12" chart:values-cell-range-address="Arkusz1.N21:Arkusz1.N27" chart:label-cell-address="Arkusz1.B20:Arkusz1.B20" chart:class="chart:line">
            <chart:data-point chart:repeated="7"/>
          </chart:series>
          <chart:series chart:style-name="ch13" chart:values-cell-range-address="Arkusz1.N34:Arkusz1.N40" chart:label-cell-address="Arkusz1.B33:Arkusz1.B33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</text:p>
                <draw:g>
                  <svg:desc>Arkusz1.B5:Arkusz1.B5</svg:desc>
                </draw:g>
              </table:table-cell>
              <table:table-cell office:value-type="string">
                <text:p>Simple-kernel</text:p>
                <draw:g>
                  <svg:desc>Arkusz1.B20:Arkusz1.B20</svg:desc>
                </draw:g>
              </table:table-cell>
              <table:table-cell office:value-type="string">
                <text:p>Shared memory</text:p>
                <draw:g>
                  <svg:desc>Arkusz1.B33:Arkusz1.B3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Arkusz1.B6:Arkusz1.B12</svg:desc>
                </draw:g>
              </table:table-cell>
              <table:table-cell office:value-type="float" office:value="0.0000044">
                <text:p>0.0000044</text:p>
                <draw:g>
                  <svg:desc>Arkusz1.N6:Arkusz1.N12</svg:desc>
                </draw:g>
              </table:table-cell>
              <table:table-cell office:value-type="float" office:value="0.001024">
                <text:p>0.001024</text:p>
                <draw:g>
                  <svg:desc>Arkusz1.N21:Arkusz1.N27</svg:desc>
                </draw:g>
              </table:table-cell>
              <table:table-cell office:value-type="float" office:value="0.0017741">
                <text:p>0.0017741</text:p>
                <draw:g>
                  <svg:desc>Arkusz1.N34:Arkusz1.N40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228">
                <text:p>0.0000228</text:p>
              </table:table-cell>
              <table:table-cell office:value-type="float" office:value="0.0005576">
                <text:p>0.0005576</text:p>
              </table:table-cell>
              <table:table-cell office:value-type="float" office:value="0.0012193">
                <text:p>0.001219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2202">
                <text:p>0.0002202</text:p>
              </table:table-cell>
              <table:table-cell office:value-type="float" office:value="0.0010367">
                <text:p>0.0010367</text:p>
              </table:table-cell>
              <table:table-cell office:value-type="float" office:value="0.0017549">
                <text:p>0.001754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21988">
                <text:p>0.0021988</text:p>
              </table:table-cell>
              <table:table-cell office:value-type="float" office:value="0.0014514">
                <text:p>0.0014514</text:p>
              </table:table-cell>
              <table:table-cell office:value-type="float" office:value="0.0020671">
                <text:p>0.0020671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198108">
                <text:p>0.0198108</text:p>
              </table:table-cell>
              <table:table-cell office:value-type="float" office:value="0.0045533">
                <text:p>0.0045533</text:p>
              </table:table-cell>
              <table:table-cell office:value-type="float" office:value="0.0041194">
                <text:p>0.0041194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0.1899415">
                <text:p>0.1899415</text:p>
              </table:table-cell>
              <table:table-cell office:value-type="float" office:value="0.0347751">
                <text:p>0.0347751</text:p>
              </table:table-cell>
              <table:table-cell office:value-type="float" office:value="0.0270357">
                <text:p>0.0270357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.9125192">
                <text:p>1.9125192</text:p>
              </table:table-cell>
              <table:table-cell office:value-type="float" office:value="0.2163637">
                <text:p>0.2163637</text:p>
              </table:table-cell>
              <table:table-cell office:value-type="float" office:value="0.1513893">
                <text:p>0.15138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